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101cm" fo:break-before="auto" style:use-optimal-row-height="false"/>
    </style:style>
    <style:style style:name="ro3" style:family="table-row">
      <style:table-row-properties style:row-height="1.148cm" fo:break-before="auto" style:use-optimal-row-height="false"/>
    </style:style>
    <style:style style:name="ro4" style:family="table-row">
      <style:table-row-properties style:row-height="1.436cm" fo:break-before="auto" style:use-optimal-row-height="false"/>
    </style:style>
    <style:style style:name="ro5" style:family="table-row">
      <style:table-row-properties style:row-height="1.291cm" fo:break-before="auto" style:use-optimal-row-height="false"/>
    </style:style>
    <style:style style:name="ro6" style:family="table-row">
      <style:table-row-properties style:row-height="2.727cm" fo:break-before="auto" style:use-optimal-row-height="false"/>
    </style:style>
    <style:style style:name="ro7" style:family="table-row">
      <style:table-row-properties style:row-height="1.771cm" fo:break-before="auto" style:use-optimal-row-height="false"/>
    </style:style>
    <style:style style:name="ro8" style:family="table-row">
      <style:table-row-properties style:row-height="2.439cm" fo:break-before="auto" style:use-optimal-row-height="false"/>
    </style:style>
    <style:style style:name="ro9" style:family="table-row">
      <style:table-row-properties style:row-height="2.536cm" fo:break-before="auto" style:use-optimal-row-height="false"/>
    </style:style>
    <style:style style:name="ro10" style:family="table-row">
      <style:table-row-properties style:row-height="2.392cm" fo:break-before="auto" style:use-optimal-row-height="false"/>
    </style:style>
    <style:style style:name="ro11" style:family="table-row">
      <style:table-row-properties style:row-height="2.009cm" fo:break-before="auto" style:use-optimal-row-height="false"/>
    </style:style>
    <style:style style:name="ro12" style:family="table-row">
      <style:table-row-properties style:row-height="2.057cm" fo:break-before="auto" style:use-optimal-row-height="false"/>
    </style:style>
    <style:style style:name="ro13" style:family="table-row">
      <style:table-row-properties style:row-height="2.388cm" fo:break-before="auto" style:use-optimal-row-height="false"/>
    </style:style>
    <style:style style:name="ro14" style:family="table-row">
      <style:table-row-properties style:row-height="2.348cm" fo:break-before="auto" style:use-optimal-row-height="false"/>
    </style:style>
    <style:style style:name="ro15" style:family="table-row">
      <style:table-row-properties style:row-height="2.508cm" fo:break-before="auto" style:use-optimal-row-height="false"/>
    </style:style>
    <style:style style:name="ro16" style:family="table-row">
      <style:table-row-properties style:row-height="2.185cm" fo:break-before="auto" style:use-optimal-row-height="false"/>
    </style:style>
    <style:style style:name="ro17" style:family="table-row">
      <style:table-row-properties style:row-height="1.439cm" fo:break-before="auto" style:use-optimal-row-height="true"/>
    </style:style>
    <style:style style:name="ro18" style:family="table-row">
      <style:table-row-properties style:row-height="1.711cm" fo:break-before="auto" style:use-optimal-row-height="true"/>
    </style:style>
    <style:style style:name="ro1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text-underline-style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fo:border-bottom="0.99pt solid #000000" fo:background-color="#ffd428" style:text-align-source="fix" style:repeat-content="false" fo:border-left="4pt double-thin #000000" style:border-line-width-left="0.018cm 0.106cm 0.018cm" fo:border-right="4pt double-thin #000000" style:border-line-width-right="0.018cm 0.106cm 0.018cm" fo:border-top="4pt double-thin #000000" style:border-line-width-top="0.018cm 0.106cm 0.018cm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10" style:family="table-cell" style:parent-style-name="Default">
      <style:table-cell-properties fo:border-bottom="0.99pt solid #000000" fo:background-color="#ffde59" style:diagonal-bl-tr="none" style:text-align-source="fix" style:repeat-content="false" fo:border-left="4pt double-thin #000000" style:border-line-width-left="0.018cm 0.106cm 0.018cm" fo:padding="0.6cm" fo:border-right="0.99pt solid #000000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0.99pt solid #000000" fo:background-color="#ffe994" style:text-align-source="fix" style:repeat-content="false" fo:border-left="4pt double-thin #000000" style:border-line-width-left="0.018cm 0.106cm 0.018cm" fo:border-right="0.99pt solid #000000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3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26pt" style:font-size-asian="26pt" style:font-size-complex="26pt"/>
    </style:style>
    <style:style style:name="ce14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4pt double-thin #000000" style:border-line-width-bottom="0.018cm 0.106cm 0.018cm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0.99pt solid #000000" fo:border-left="0.99pt solid #000000" fo:border-right="0.99pt solid #000000" fo:border-top="4pt double-thin #000000" style:border-line-width-top="0.018cm 0.106cm 0.018cm"/>
    </style:style>
    <style:style style:name="ce24" style:family="table-cell" style:parent-style-name="Default">
      <style:table-cell-properties fo:background-color="#ffde59" style:diagonal-bl-tr="none" style:text-align-source="fix" style:repeat-content="false" fo:border="0.99pt solid #000000" fo:padding="0.6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ffe994"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0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6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27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>
      <style:text-properties style:text-underline-style="solid" style:text-underline-width="auto" style:text-underline-color="font-color"/>
    </style:style>
    <style:style style:name="ce39" style:family="table-cell" style:parent-style-name="Default">
      <style:table-cell-properties fo:border-bottom="0.99pt solid #000000" fo:border-left="0.99pt solid #000000" fo:border-right="4pt double-thin #000000" style:border-line-width-right="0.018cm 0.106cm 0.018cm" fo:border-top="4pt double-thin #000000" style:border-line-width-top="0.018cm 0.106cm 0.018cm"/>
    </style:style>
    <style:style style:name="ce34" style:family="table-cell" style:parent-style-name="Default">
      <style:table-cell-properties fo:border-bottom="0.99pt solid #000000" fo:background-color="#ffde59" style:diagonal-bl-tr="none" style:text-align-source="fix" style:repeat-content="false" fo:border-left="0.99pt solid #000000" fo:padding="0.6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order-bottom="0.99pt solid #000000" fo:background-color="#ffe994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6" style:family="table-cell" style:parent-style-name="Default">
      <style:table-cell-properties fo:border-bottom="0.99pt solid #000000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0.99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4.51pt double-thin #000000" style:border-line-width-bottom="0.018cm 0.123cm 0.018cm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2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T1" style:family="text">
      <style:text-properties style:text-line-through-type="single"/>
    </style:style>
    <style:style style:name="T2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2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int-ranges="Hoja1.A1:Hoja1.AMJ1048576">
        <table:table-column table:style-name="co1" table:default-cell-style-name="Default"/>
        <table:table-column table:style-name="co1" table:default-cell-style-name="ce14"/>
        <table:table-column table:style-name="co1" table:number-columns-repeated="5" table:default-cell-style-name="Default"/>
        <table:table-column table:style-name="co1" table:default-cell-style-name="ce41"/>
        <table:table-column table:style-name="co2" table:number-columns-repeated="4" table:default-cell-style-name="Default"/>
        <table:table-row table:style-name="ro1">
          <table:table-cell/>
          <table:table-cell table:style-name="ce2"/>
          <table:table-cell table:number-columns-repeated="5"/>
          <table:table-cell table:style-name="Default"/>
          <table:table-cell table:number-columns-repeated="4"/>
        </table:table-row>
        <table:table-row table:style-name="ro2">
          <table:table-cell/>
          <table:table-cell table:style-name="ce5" office:value-type="string" calcext:value-type="string" table:number-columns-spanned="7" table:number-rows-spanned="1">
            <text:p>Horario de rutina: Locura I (Nivel 8) [PATRÓN PLATTEAU]</text:p>
          </table:table-cell>
          <table:covered-table-cell table:number-columns-repeated="5" table:style-name="ce23"/>
          <table:covered-table-cell table:style-name="ce39"/>
          <table:table-cell table:number-columns-repeated="4"/>
        </table:table-row>
        <table:table-row table:style-name="ro3">
          <table:table-cell/>
          <table:table-cell table:style-name="ce10" office:value-type="string" calcext:value-type="string">
            <text:p>Lunes</text:p>
          </table:table-cell>
          <table:table-cell table:style-name="ce24" office:value-type="string" calcext:value-type="string">
            <text:p>Martes</text:p>
          </table:table-cell>
          <table:table-cell table:style-name="ce24" office:value-type="string" calcext:value-type="string">
            <text:p>Miércoles</text:p>
          </table:table-cell>
          <table:table-cell table:style-name="ce24" office:value-type="string" calcext:value-type="string">
            <text:p>Jueves</text:p>
          </table:table-cell>
          <table:table-cell table:style-name="ce24" office:value-type="string" calcext:value-type="string">
            <text:p>Viernes</text:p>
          </table:table-cell>
          <table:table-cell table:style-name="ce24" office:value-type="string" calcext:value-type="string">
            <text:p>Sábado</text:p>
          </table:table-cell>
          <table:table-cell table:style-name="ce34" office:value-type="string" calcext:value-type="string">
            <text:p>Domingo</text:p>
          </table:table-cell>
          <table:table-cell table:number-columns-repeated="4"/>
        </table:table-row>
        <table:table-row table:style-name="ro4">
          <table:table-cell/>
          <table:table-cell table:style-name="ce11" office:value-type="string" calcext:value-type="string">
            <text:p>Día Mixto</text:p>
          </table:table-cell>
          <table:table-cell table:number-columns-repeated="4" table:style-name="ce25" office:value-type="string" calcext:value-type="string">
            <text:p>Día Mixto</text:p>
          </table:table-cell>
          <table:table-cell table:style-name="ce25" office:value-type="string" calcext:value-type="string">
            <text:p>Día de </text:p>
            <text:p>Encuentros</text:p>
          </table:table-cell>
          <table:table-cell table:style-name="ce35" office:value-type="string" calcext:value-type="string">
            <text:p>Día </text:p>
            <text:p>Soberano </text:p>
            <text:p>Galáctico</text:p>
          </table:table-cell>
          <table:table-cell table:number-columns-repeated="4"/>
        </table:table-row>
        <table:table-row table:style-name="ro5">
          <table:table-cell/>
          <table:table-cell table:style-name="ce13" office:value-type="string" calcext:value-type="string" table:number-columns-spanned="6" table:number-rows-spanned="1">
            <text:p>Primera parte</text:p>
          </table:table-cell>
          <table:covered-table-cell table:number-columns-repeated="5" table:style-name="ce20"/>
          <table:table-cell table:style-name="ce36" table:number-columns-spanned="1" table:number-rows-spanned="15"/>
          <table:table-cell table:number-columns-repeated="4"/>
        </table:table-row>
        <table:table-row table:style-name="ro6">
          <table:table-cell table:style-name="ce3"/>
          <table:table-cell office:value-type="string" calcext:value-type="string">
            <text:p>00:00hs:</text:p>
            <text:p>Durmiendo</text:p>
            <text:p><text:span text:style-name="T1">03:00hs</text:span></text:p>
          </table:table-cell>
          <table:table-cell table:style-name="ce22" office:value-type="string" calcext:value-type="string">
            <text:p><text:span text:style-name="T2">00:00hs:</text:span></text:p>
            <text:p><text:span text:style-name="T2">Durmiendo</text:span></text:p>
            <text:p><text:span text:style-name="T3">03:00hs</text:span></text:p>
          </table:table-cell>
          <table:table-cell table:style-name="ce22" office:value-type="string" calcext:value-type="string">
            <text:p><text:span text:style-name="T2">00:00hs:</text:span></text:p>
            <text:p><text:span text:style-name="T2">Durmiendo</text:span></text:p>
            <text:p><text:span text:style-name="T3">03:00hs</text:span></text:p>
          </table:table-cell>
          <table:table-cell table:style-name="ce22" office:value-type="string" calcext:value-type="string">
            <text:p><text:span text:style-name="T2">00:00hs:</text:span></text:p>
            <text:p><text:span text:style-name="T2">Durmiendo</text:span></text:p>
            <text:p><text:span text:style-name="T3">03:00hs</text:span></text:p>
          </table:table-cell>
          <table:table-cell table:style-name="ce22" office:value-type="string" calcext:value-type="string">
            <text:p><text:span text:style-name="T2">00:00hs:</text:span></text:p>
            <text:p><text:span text:style-name="T2">Durmiendo</text:span></text:p>
            <text:p><text:span text:style-name="T3">03:00hs</text:span></text:p>
          </table:table-cell>
          <table:table-cell table:style-name="ce22" office:value-type="string" calcext:value-type="string">
            <text:p><text:span text:style-name="T2">00:00hs:</text:span></text:p>
            <text:p><text:span text:style-name="T2">Durmiendo</text:span></text:p>
            <text:p><text:span text:style-name="T3">03:00hs</text:span></text:p>
          </table:table-cell>
          <table:covered-table-cell/>
          <table:table-cell table:number-columns-repeated="4"/>
        </table:table-row>
        <table:table-row table:style-name="ro7">
          <table:table-cell/>
          <table:table-cell table:style-name="ce13" office:value-type="string" calcext:value-type="string" table:number-columns-spanned="6" table:number-rows-spanned="1">
            <text:p>Segunda parte</text:p>
          </table:table-cell>
          <table:covered-table-cell table:number-columns-repeated="5" table:style-name="ce20"/>
          <table:covered-table-cell/>
          <table:table-cell table:number-columns-repeated="4"/>
        </table:table-row>
        <table:table-row table:style-name="ro8">
          <table:table-cell/>
          <table:table-cell office:value-type="string" calcext:value-type="string">
            <text:p>03:00hs:</text:p>
            <text:p>Durmiendo</text:p>
            <text:p><text:span text:style-name="T1">06:00hs</text:span></text:p>
          </table:table-cell>
          <table:table-cell table:style-name="ce22" office:value-type="string" calcext:value-type="string">
            <text:p><text:span text:style-name="T2">03:00hs:</text:span></text:p>
            <text:p><text:span text:style-name="T2">Durmiendo</text:span></text:p>
            <text:p><text:span text:style-name="T3">06:00hs</text:span></text:p>
          </table:table-cell>
          <table:table-cell table:style-name="ce22" office:value-type="string" calcext:value-type="string">
            <text:p><text:span text:style-name="T2">03:00hs:</text:span></text:p>
            <text:p><text:span text:style-name="T2">Durmiendo</text:span></text:p>
            <text:p><text:span text:style-name="T3">06:00hs</text:span></text:p>
          </table:table-cell>
          <table:table-cell table:style-name="ce22" office:value-type="string" calcext:value-type="string">
            <text:p><text:span text:style-name="T2">03:00hs:</text:span></text:p>
            <text:p><text:span text:style-name="T2">Durmiendo</text:span></text:p>
            <text:p><text:span text:style-name="T3">06:00hs</text:span></text:p>
          </table:table-cell>
          <table:table-cell table:style-name="ce22" office:value-type="string" calcext:value-type="string">
            <text:p><text:span text:style-name="T2">03:00hs:</text:span></text:p>
            <text:p><text:span text:style-name="T2">Durmiendo</text:span></text:p>
            <text:p><text:span text:style-name="T3">06:00hs</text:span></text:p>
          </table:table-cell>
          <table:table-cell table:style-name="ce22" office:value-type="string" calcext:value-type="string">
            <text:p><text:span text:style-name="T2">03:00hs:</text:span></text:p>
            <text:p><text:span text:style-name="T2">Durmiendo</text:span></text:p>
            <text:p><text:span text:style-name="T3">06:00hs</text:span></text:p>
          </table:table-cell>
          <table:covered-table-cell/>
          <table:table-cell table:number-columns-repeated="4"/>
        </table:table-row>
        <table:table-row table:style-name="ro9">
          <table:table-cell/>
          <table:table-cell table:style-name="ce13" office:value-type="string" calcext:value-type="string" table:number-columns-spanned="6" table:number-rows-spanned="1">
            <text:p>Tercera parte</text:p>
          </table:table-cell>
          <table:covered-table-cell table:number-columns-repeated="5" table:style-name="ce20"/>
          <table:covered-table-cell/>
          <table:table-cell table:number-columns-repeated="4"/>
        </table:table-row>
        <table:table-row table:style-name="ro10">
          <table:table-cell/>
          <table:table-cell office:value-type="string" calcext:value-type="string">
            <text:p>06:00hs:</text:p>
            <text:p>Durmiendo</text:p>
            <text:p><text:span text:style-name="T1">09:00hs</text:span></text:p>
          </table:table-cell>
          <table:table-cell table:style-name="ce20" office:value-type="string" calcext:value-type="string">
            <text:p><text:span text:style-name="T2">06:00hs:</text:span></text:p>
            <text:p><text:span text:style-name="T2">Estudio/Trabajo</text:span></text:p>
            <text:p><text:span text:style-name="T3">09:00hs</text:span></text:p>
          </table:table-cell>
          <table:table-cell table:style-name="ce20" office:value-type="string" calcext:value-type="string">
            <text:p><text:span text:style-name="T2">06:00hs:</text:span></text:p>
            <text:p><text:span text:style-name="T2">Durmiendo</text:span></text:p>
            <text:p><text:span text:style-name="T3">09:00hs</text:span></text:p>
          </table:table-cell>
          <table:table-cell table:style-name="ce20" office:value-type="string" calcext:value-type="string">
            <text:p><text:span text:style-name="T2">06:00hs:</text:span></text:p>
            <text:p><text:span text:style-name="T2">Estudio/Trabajo</text:span></text:p>
            <text:p><text:span text:style-name="T3">09:00hs</text:span></text:p>
          </table:table-cell>
          <table:table-cell table:style-name="ce20" office:value-type="string" calcext:value-type="string">
            <text:p><text:span text:style-name="T2">06:00hs:</text:span></text:p>
            <text:p><text:span text:style-name="T2">Durmiendo</text:span></text:p>
            <text:p><text:span text:style-name="T3">09:00hs</text:span></text:p>
          </table:table-cell>
          <table:table-cell table:style-name="ce20" office:value-type="string" calcext:value-type="string">
            <text:p><text:span text:style-name="T2">06:00hs:</text:span></text:p>
            <text:p><text:span text:style-name="T2">Durmiendo</text:span></text:p>
            <text:p><text:span text:style-name="T3">09:00hs</text:span></text:p>
          </table:table-cell>
          <table:covered-table-cell/>
          <table:table-cell table:number-columns-repeated="4"/>
        </table:table-row>
        <table:table-row table:style-name="ro10">
          <table:table-cell table:number-columns-repeated="2"/>
          <table:table-cell table:style-name="ce20" office:value-type="string" calcext:value-type="string">
            <text:p>07:30hs:</text:p>
            <text:p>Galactic Gym</text:p>
            <text:p><text:span text:style-name="T1">09:30hs</text:span></text:p>
          </table:table-cell>
          <table:table-cell table:style-name="ce20"/>
          <table:table-cell table:style-name="ce20" office:value-type="string" calcext:value-type="string">
            <text:p>07:30hs:</text:p>
            <text:p>Galactic Gym</text:p>
            <text:p><text:span text:style-name="T1">09:30hs</text:span></text:p>
          </table:table-cell>
          <table:table-cell table:style-name="ce20" table:number-columns-repeated="2"/>
          <table:covered-table-cell/>
          <table:table-cell table:number-columns-repeated="4"/>
        </table:table-row>
        <table:table-row table:style-name="ro11">
          <table:table-cell/>
          <table:table-cell table:style-name="ce13" office:value-type="string" calcext:value-type="string" table:number-columns-spanned="6" table:number-rows-spanned="1">
            <text:p>Cuarta parte</text:p>
          </table:table-cell>
          <table:covered-table-cell table:number-columns-repeated="5" table:style-name="ce20"/>
          <table:covered-table-cell/>
          <table:table-cell/>
          <table:table-cell table:style-name="ce3"/>
          <table:table-cell table:number-columns-repeated="2"/>
        </table:table-row>
        <table:table-row table:style-name="ro11">
          <table:table-cell/>
          <table:table-cell office:value-type="string" calcext:value-type="string">
            <text:p>09:00hs:</text:p>
            <text:p><text:span text:style-name="T2">Estudio/Trabajo</text:span></text:p>
            <text:p><text:span text:style-name="T1">12:00hs</text:span></text:p>
          </table:table-cell>
          <table:table-cell table:style-name="ce20" office:value-type="string" calcext:value-type="string">
            <text:p><text:span text:style-name="T2">09:00hs:</text:span></text:p>
            <text:p><text:span text:style-name="T2">Estudio/Trabajo</text:span></text:p>
            <text:p><text:span text:style-name="T3">12:00hs</text:span></text:p>
          </table:table-cell>
          <table:table-cell table:style-name="ce20" office:value-type="string" calcext:value-type="string">
            <text:p><text:span text:style-name="T2">09:00hs:</text:span></text:p>
            <text:p><text:span text:style-name="T2">Estudio/Trabajo</text:span></text:p>
            <text:p><text:span text:style-name="T3">12:00hs</text:span></text:p>
          </table:table-cell>
          <table:table-cell table:style-name="ce20" office:value-type="string" calcext:value-type="string">
            <text:p><text:span text:style-name="T2">09:00hs:</text:span></text:p>
            <text:p><text:span text:style-name="T2">Estudio/Trabajo</text:span></text:p>
            <text:p><text:span text:style-name="T3">12:00hs</text:span></text:p>
          </table:table-cell>
          <table:table-cell table:style-name="ce20" office:value-type="string" calcext:value-type="string">
            <text:p><text:span text:style-name="T2">09:00hs:</text:span></text:p>
            <text:p><text:span text:style-name="T2">Estudio/Trabajo</text:span></text:p>
            <text:p><text:span text:style-name="T3">12:00hs</text:span></text:p>
          </table:table-cell>
          <table:table-cell table:style-name="ce20" office:value-type="string" calcext:value-type="string">
            <text:p><text:span text:style-name="T2">09:00hs:</text:span></text:p>
            <text:p><text:span text:style-name="T2">Estudio/Trabajo</text:span></text:p>
            <text:p><text:span text:style-name="T3">12:00hs</text:span></text:p>
          </table:table-cell>
          <table:covered-table-cell/>
          <table:table-cell table:number-columns-repeated="4"/>
        </table:table-row>
        <table:table-row table:style-name="ro7">
          <table:table-cell table:number-columns-repeated="2"/>
          <table:table-cell table:style-name="ce20" table:number-columns-repeated="5"/>
          <table:covered-table-cell/>
          <table:table-cell table:number-columns-repeated="4"/>
        </table:table-row>
        <table:table-row table:style-name="ro12">
          <table:table-cell/>
          <table:table-cell office:value-type="string" calcext:value-type="string">
            <text:p><text:span text:style-name="T2">11:35hs:</text:span></text:p>
            <text:p><text:span text:style-name="T2">Reflexión</text:span></text:p>
            <text:p><text:span text:style-name="T3">12:00hs</text:span></text:p>
          </table:table-cell>
          <table:table-cell table:style-name="ce20" office:value-type="string" calcext:value-type="string">
            <text:p>11:35hs:</text:p>
            <text:p>Reflexión</text:p>
            <text:p><text:span text:style-name="T1">12:00hs</text:span></text:p>
          </table:table-cell>
          <table:table-cell table:style-name="ce20" office:value-type="string" calcext:value-type="string">
            <text:p>11:35hs:</text:p>
            <text:p>Reflexión</text:p>
            <text:p><text:span text:style-name="T1">12:00hs</text:span></text:p>
          </table:table-cell>
          <table:table-cell table:style-name="ce20"/>
          <table:table-cell table:style-name="ce20" office:value-type="string" calcext:value-type="string">
            <text:p>11:35hs:</text:p>
            <text:p>Reflexión</text:p>
            <text:p><text:span text:style-name="T1">12:00hs</text:span></text:p>
          </table:table-cell>
          <table:table-cell table:style-name="ce20" office:value-type="string" calcext:value-type="string">
            <text:p>11:35hs:</text:p>
            <text:p>Reflexión</text:p>
            <text:p><text:span text:style-name="T1">12:00hs</text:span></text:p>
          </table:table-cell>
          <table:covered-table-cell/>
          <table:table-cell table:number-columns-repeated="4"/>
        </table:table-row>
        <table:table-row table:style-name="ro13">
          <table:table-cell/>
          <table:table-cell table:style-name="ce13" office:value-type="string" calcext:value-type="string" table:number-columns-spanned="6" table:number-rows-spanned="1">
            <text:p>Quinta parte</text:p>
          </table:table-cell>
          <table:covered-table-cell table:number-columns-repeated="5" table:style-name="ce20"/>
          <table:covered-table-cell/>
          <table:table-cell table:number-columns-repeated="4"/>
        </table:table-row>
        <table:table-row table:style-name="ro11">
          <table:table-cell/>
          <table:table-cell office:value-type="string" calcext:value-type="string">
            <text:p>12:00hs:Almuerzo</text:p>
            <text:p><text:span text:style-name="T1">14:30hs</text:span></text:p>
          </table:table-cell>
          <table:table-cell table:style-name="ce20" office:value-type="string" calcext:value-type="string">
            <text:p>12:00hs:Almuerzo</text:p>
            <text:p><text:span text:style-name="T1">14:30hs</text:span></text:p>
          </table:table-cell>
          <table:table-cell table:style-name="ce20" office:value-type="string" calcext:value-type="string">
            <text:p>12:00hs:Almuerzo</text:p>
            <text:p><text:span text:style-name="T1">14:30hs</text:span></text:p>
          </table:table-cell>
          <table:table-cell table:style-name="ce20" office:value-type="string" calcext:value-type="string">
            <text:p>12:00hs:Almuerzo</text:p>
            <text:p><text:span text:style-name="T1">14:30hs</text:span></text:p>
          </table:table-cell>
          <table:table-cell table:style-name="ce20" office:value-type="string" calcext:value-type="string">
            <text:p>12:00hs:Almuerzo</text:p>
            <text:p><text:span text:style-name="T1">14:30hs</text:span></text:p>
          </table:table-cell>
          <table:table-cell table:style-name="ce20" office:value-type="string" calcext:value-type="string">
            <text:p>12:00hs:Almuerzo</text:p>
            <text:p><text:span text:style-name="T1">14:30hs</text:span></text:p>
          </table:table-cell>
          <table:covered-table-cell/>
          <table:table-cell table:number-columns-repeated="3"/>
          <table:table-cell table:style-name="ce3"/>
        </table:table-row>
        <table:table-row table:style-name="ro14">
          <table:table-cell/>
          <table:table-cell office:value-type="string" calcext:value-type="string">
            <text:p>12:00hs:</text:p>
            <text:p>Estudio/Trabajo</text:p>
            <text:p><text:span text:style-name="T1">15:00hs</text:span></text:p>
          </table:table-cell>
          <table:table-cell table:style-name="ce20" office:value-type="string" calcext:value-type="string">
            <text:p><text:span text:style-name="T2">12:00hs:</text:span></text:p>
            <text:p><text:span text:style-name="T2">Estudio/Trabajo</text:span></text:p>
            <text:p><text:span text:style-name="T3">15:00hs</text:span></text:p>
          </table:table-cell>
          <table:table-cell table:style-name="ce20" office:value-type="string" calcext:value-type="string">
            <text:p><text:span text:style-name="T2">12:00hs:</text:span></text:p>
            <text:p><text:span text:style-name="T2">Estudio/Trabajo</text:span></text:p>
            <text:p><text:span text:style-name="T3">15:00hs</text:span></text:p>
          </table:table-cell>
          <table:table-cell table:style-name="ce20" office:value-type="string" calcext:value-type="string">
            <text:p><text:span text:style-name="T2">12:00hs:</text:span></text:p>
            <text:p><text:span text:style-name="T2">Estudio/Trabajo</text:span></text:p>
            <text:p><text:span text:style-name="T3">15:00hs</text:span></text:p>
          </table:table-cell>
          <table:table-cell table:style-name="ce20" office:value-type="string" calcext:value-type="string">
            <text:p><text:span text:style-name="T2">12:00hs:</text:span></text:p>
            <text:p><text:span text:style-name="T2">Estudio/Trabajo</text:span></text:p>
            <text:p><text:span text:style-name="T3">15:00hs</text:span></text:p>
          </table:table-cell>
          <table:table-cell table:style-name="ce20" office:value-type="string" calcext:value-type="string">
            <text:p><text:span text:style-name="T2">12:00hs:</text:span></text:p>
            <text:p><text:span text:style-name="T2">Estudio/Trabajo</text:span></text:p>
            <text:p><text:span text:style-name="T3">15:00hs</text:span></text:p>
          </table:table-cell>
          <table:covered-table-cell/>
          <table:table-cell table:number-columns-repeated="4"/>
        </table:table-row>
        <table:table-row table:style-name="ro15">
          <table:table-cell/>
          <table:table-cell table:style-name="ce13" office:value-type="string" calcext:value-type="string" table:number-columns-spanned="6" table:number-rows-spanned="1">
            <text:p>Sexta parte</text:p>
          </table:table-cell>
          <table:covered-table-cell table:number-columns-repeated="5" table:style-name="ce20"/>
          <table:covered-table-cell/>
          <table:table-cell table:number-columns-repeated="4"/>
        </table:table-row>
        <table:table-row table:style-name="ro16">
          <table:table-cell/>
          <table:table-cell office:value-type="string" calcext:value-type="string">
            <text:p>15:00hs:</text:p>
            <text:p>Estudio/Trabajo</text:p>
            <text:p><text:span text:style-name="T1">18:00hs</text:span></text:p>
          </table:table-cell>
          <table:table-cell table:style-name="ce20" office:value-type="string" calcext:value-type="string">
            <text:p><text:span text:style-name="T2">15:00hs:</text:span></text:p>
            <text:p><text:span text:style-name="T2">Estudio/Trabajo</text:span></text:p>
            <text:p><text:span text:style-name="T3">18:00hs</text:span></text:p>
          </table:table-cell>
          <table:table-cell table:style-name="ce20" office:value-type="string" calcext:value-type="string">
            <text:p><text:span text:style-name="T2">15:00hs:</text:span></text:p>
            <text:p><text:span text:style-name="T2">Estudio/Trabajo</text:span></text:p>
            <text:p><text:span text:style-name="T3">18:00hs</text:span></text:p>
          </table:table-cell>
          <table:table-cell table:style-name="ce20" office:value-type="string" calcext:value-type="string">
            <text:p><text:span text:style-name="T2">15:00hs:</text:span></text:p>
            <text:p><text:span text:style-name="T2">Estudio/Trabajo</text:span></text:p>
            <text:p><text:span text:style-name="T3">18:00hs</text:span></text:p>
          </table:table-cell>
          <table:table-cell table:style-name="ce20" office:value-type="string" calcext:value-type="string">
            <text:p><text:span text:style-name="T2">15:00hs:</text:span></text:p>
            <text:p><text:span text:style-name="T2">Estudio/Trabajo</text:span></text:p>
            <text:p><text:span text:style-name="T3">18:00hs</text:span></text:p>
          </table:table-cell>
          <table:table-cell table:style-name="ce20" office:value-type="string" calcext:value-type="string">
            <text:p><text:span text:style-name="T2">15:00hs:</text:span></text:p>
            <text:p><text:span text:style-name="T2">Estudio/Trabajo</text:span></text:p>
            <text:p><text:span text:style-name="T3">18:00hs</text:span></text:p>
          </table:table-cell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 table:number-columns-repeated="4"/>
        </table:table-row>
        <table:table-row table:style-name="ro10">
          <table:table-cell/>
          <table:table-cell table:style-name="ce13" office:value-type="string" calcext:value-type="string" table:number-columns-spanned="6" table:number-rows-spanned="1">
            <text:p>Séptima parte</text:p>
          </table:table-cell>
          <table:covered-table-cell table:number-columns-repeated="5" table:style-name="ce20"/>
          <table:table-cell table:style-name="ce40" table:number-columns-spanned="1" table:number-rows-spanned="5"/>
          <table:table-cell table:number-columns-repeated="4"/>
        </table:table-row>
        <table:table-row table:style-name="ro10">
          <table:table-cell/>
          <table:table-cell office:value-type="string" calcext:value-type="string">
            <text:p>18:00hs:</text:p>
            <text:p><text:span text:style-name="T2">Espacio de</text:span></text:p>
            <text:p><text:span text:style-name="T2">Juego</text:span></text:p>
            <text:p><text:span text:style-name="T1">21:00hs</text:span></text:p>
          </table:table-cell>
          <table:table-cell table:style-name="ce20" office:value-type="string" calcext:value-type="string">
            <text:p><text:span text:style-name="T2">18:00hs:</text:span></text:p>
            <text:p><text:span text:style-name="T2">Espacio de</text:span></text:p>
            <text:p><text:span text:style-name="T2">Juego</text:span></text:p>
            <text:p><text:span text:style-name="T3">21:00hs</text:span></text:p>
          </table:table-cell>
          <table:table-cell table:style-name="ce20" office:value-type="string" calcext:value-type="string">
            <text:p><text:span text:style-name="T2">18:00hs:</text:span></text:p>
            <text:p><text:span text:style-name="T2">Espacio de</text:span></text:p>
            <text:p><text:span text:style-name="T2">Juego</text:span></text:p>
            <text:p><text:span text:style-name="T3">21:00hs</text:span></text:p>
          </table:table-cell>
          <table:table-cell table:style-name="ce20" office:value-type="string" calcext:value-type="string">
            <text:p><text:span text:style-name="T2">18:00hs:</text:span></text:p>
            <text:p><text:span text:style-name="T2">Espacio de</text:span></text:p>
            <text:p><text:span text:style-name="T2">Juego</text:span></text:p>
            <text:p><text:span text:style-name="T3">21:00hs</text:span></text:p>
          </table:table-cell>
          <table:table-cell table:style-name="ce20" office:value-type="string" calcext:value-type="string">
            <text:p><text:span text:style-name="T2">18:00hs:</text:span></text:p>
            <text:p><text:span text:style-name="T2">Espacio de</text:span></text:p>
            <text:p><text:span text:style-name="T2">Juego</text:span></text:p>
            <text:p><text:span text:style-name="T3">21:00hs</text:span></text:p>
          </table:table-cell>
          <table:table-cell table:style-name="ce20" office:value-type="string" calcext:value-type="string">
            <text:p><text:span text:style-name="T2">18:00hs:</text:span></text:p>
            <text:p><text:span text:style-name="T2">Espacio de</text:span></text:p>
            <text:p><text:span text:style-name="T2">Juego</text:span></text:p>
            <text:p><text:span text:style-name="T3">21:00hs</text:span></text:p>
          </table:table-cell>
          <table:covered-table-cell/>
          <table:table-cell table:number-columns-repeated="4"/>
        </table:table-row>
        <table:table-row table:style-name="ro17">
          <table:table-cell/>
          <table:table-cell table:style-name="ce13" office:value-type="string" calcext:value-type="string" table:number-columns-spanned="6" table:number-rows-spanned="1">
            <text:p>Octava parte</text:p>
          </table:table-cell>
          <table:covered-table-cell table:number-columns-repeated="5" table:style-name="ce20"/>
          <table:covered-table-cell/>
          <table:table-cell table:number-columns-repeated="4"/>
        </table:table-row>
        <table:table-row table:style-name="ro18">
          <table:table-cell/>
          <table:table-cell office:value-type="string" calcext:value-type="string">
            <text:p>21:00hs:</text:p>
            <text:p>Espacio de Juego</text:p>
            <text:p><text:span text:style-name="T1">00:00hs</text:span></text:p>
          </table:table-cell>
          <table:table-cell table:style-name="ce26" office:value-type="string" calcext:value-type="string">
            <text:p><text:span text:style-name="T2">21:00hs:</text:span></text:p>
            <text:p><text:span text:style-name="T2">Espacio de Juego</text:span></text:p>
            <text:p><text:span text:style-name="T3">00:00hs</text:span></text:p>
          </table:table-cell>
          <table:table-cell table:style-name="ce26" office:value-type="string" calcext:value-type="string">
            <text:p><text:span text:style-name="T2">21:00hs:</text:span></text:p>
            <text:p><text:span text:style-name="T2">Espacio de Juego</text:span></text:p>
            <text:p><text:span text:style-name="T3">00:00hs</text:span></text:p>
          </table:table-cell>
          <table:table-cell table:style-name="ce26" office:value-type="string" calcext:value-type="string">
            <text:p><text:span text:style-name="T2">21:00hs:</text:span></text:p>
            <text:p><text:span text:style-name="T2">Espacio de Juego</text:span></text:p>
            <text:p><text:span text:style-name="T3">00:00hs</text:span></text:p>
          </table:table-cell>
          <table:table-cell table:style-name="ce26" office:value-type="string" calcext:value-type="string">
            <text:p><text:span text:style-name="T2">21:00hs:</text:span></text:p>
            <text:p><text:span text:style-name="T2">Espacio de Juego</text:span></text:p>
            <text:p><text:span text:style-name="T3">00:00hs</text:span></text:p>
          </table:table-cell>
          <table:table-cell table:style-name="ce26" office:value-type="string" calcext:value-type="string">
            <text:p><text:span text:style-name="T2">21:00hs:</text:span></text:p>
            <text:p><text:span text:style-name="T2">Espacio de Juego</text:span></text:p>
            <text:p><text:span text:style-name="T3">00:00hs</text:span></text:p>
          </table:table-cell>
          <table:covered-table-cell/>
          <table:table-cell table:number-columns-repeated="4"/>
        </table:table-row>
        <table:table-row table:style-name="ro18">
          <table:table-cell/>
          <table:table-cell table:style-name="ce17"/>
          <table:table-cell table:style-name="ce27" table:number-columns-repeated="3"/>
          <table:table-cell table:style-name="ce27" office:value-type="string" calcext:value-type="string">
            <text:p><text:span text:style-name="T2">21:30hs:Regar el</text:span></text:p>
            <text:p><text:span text:style-name="T2">Jardín</text:span></text:p>
            <text:p><text:span text:style-name="T3">22:00hs</text:span></text:p>
          </table:table-cell>
          <table:table-cell table:style-name="ce27"/>
          <table:covered-table-cell table:style-name="ce42"/>
          <table:table-cell table:number-columns-repeated="4"/>
        </table:table-row>
        <table:table-row table:style-name="ro19" table:number-rows-repeated="6">
          <table:table-cell/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19">
          <table:table-cell/>
          <table:table-cell table:style-name="Default"/>
          <table:table-cell table:number-columns-repeated="2"/>
          <table:table-cell table:style-name="ce3"/>
          <table:table-cell table:number-columns-repeated="2"/>
          <table:table-cell table:style-name="Default"/>
          <table:table-cell table:number-columns-repeated="4"/>
        </table:table-row>
        <table:table-row table:style-name="ro19" table:number-rows-repeated="3">
          <table:table-cell/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19">
          <table:table-cell/>
          <table:table-cell table:style-name="Default"/>
          <table:table-cell table:style-name="ce28"/>
          <table:table-cell table:number-columns-repeated="4"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background-color="transparent" style:scale-to="4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2">00/00/0000</text:date>, <text:time style:data-style-name="N2" text:time-value="06:34:23.85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8T16:49:28.137811285</meta:creation-date>
    <meta:editing-duration>PT1H1M2S</meta:editing-duration>
    <meta:editing-cycles>17</meta:editing-cycles>
    <meta:generator>LibreOffice/7.3.3.2$Windows_X86_64 LibreOffice_project/d1d0ea68f081ee2800a922cac8f79445e4603348</meta:generator>
    <dc:date>2022-08-02T06:35:19.099000000</dc:date>
    <meta:document-statistic meta:table-count="1" meta:cell-count="86" meta:object-count="0"/>
  </office:meta>
</office:document-meta>
</file>